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Text_20_body">
      <style:text-properties officeooo:paragraph-rsid="0046b883"/>
    </style:style>
    <style:style style:name="P2" style:family="paragraph" style:parent-style-name="Text_20_body" style:list-style-name="L1"/>
    <style:style style:name="P3" style:family="paragraph" style:parent-style-name="Text_20_body" style:list-style-name="L1">
      <style:text-properties officeooo:rsid="00522116" officeooo:paragraph-rsid="00522116"/>
    </style:style>
    <style:style style:name="P4" style:family="paragraph" style:parent-style-name="Text_20_body" style:list-style-name="L1">
      <style:text-properties officeooo:rsid="004b167e" officeooo:paragraph-rsid="004b167e"/>
    </style:style>
    <style:style style:name="P5" style:family="paragraph" style:parent-style-name="Text_20_body" style:list-style-name="L2"/>
    <style:style style:name="P6"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c04d5" style:font-size-asian="14pt" style:font-size-complex="14pt"/>
    </style:style>
    <style:style style:name="P7"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8" style:family="paragraph" style:parent-style-name="Text_20_body">
      <loext:graphic-properties draw:fill-hatch-name="hatch"/>
      <style:paragraph-properties fo:margin-top="0cm" fo:margin-bottom="0.499cm" style:contextual-spacing="false" fo:line-height="100%"/>
      <style:text-properties officeooo:paragraph-rsid="0047d641"/>
    </style:style>
    <style:style style:name="P9" style:family="paragraph" style:parent-style-name="Text_20_body" style:list-style-name="L3" style:master-page-name="">
      <loext:graphic-properties draw:fill="none" draw:fill-hatch-name="hatch"/>
      <style:paragraph-properties fo:margin-left="1.334cm" fo:margin-right="0cm" fo:margin-top="0cm" fo:margin-bottom="0.25cm" style:contextual-spacing="false" fo:line-height="100%" fo:text-indent="0cm" style:auto-text-indent="false" style:page-number="auto" fo:background-color="transparent">
        <style:tab-stops/>
      </style:paragraph-properties>
      <style:text-properties fo:font-size="14pt" officeooo:rsid="00495328" officeooo:paragraph-rsid="0028d6ad" style:font-size-asian="14pt" style:font-size-complex="14pt"/>
    </style:style>
    <style:style style:name="P10" style:family="paragraph" style:parent-style-name="Text_20_body" style:list-style-name="L3">
      <loext:graphic-properties draw:fill="none" draw:fill-hatch-name="hatch"/>
      <style:paragraph-properties fo:margin-left="1.334cm" fo:margin-right="0cm" fo:margin-top="0cm" fo:margin-bottom="0.25cm" style:contextual-spacing="false" fo:line-height="100%" fo:text-indent="0cm" style:auto-text-indent="false" fo:background-color="transparent">
        <style:tab-stops/>
      </style:paragraph-properties>
      <style:text-properties fo:font-size="14pt" officeooo:rsid="00495328" officeooo:paragraph-rsid="0028d6ad" style:font-size-asian="14pt" style:font-size-complex="14pt"/>
    </style:style>
    <style:style style:name="P11" style:family="paragraph" style:parent-style-name="Text_20_body" style:list-style-name="L3">
      <loext:graphic-properties draw:fill-hatch-name="hatch"/>
      <style:paragraph-properties fo:margin-top="0cm" fo:margin-bottom="0.75cm" style:contextual-spacing="false" fo:line-height="100%"/>
      <style:text-properties fo:font-size="14pt" officeooo:rsid="00495328" officeooo:paragraph-rsid="0028d6ad" style:font-size-asian="14pt" style:font-size-complex="14pt"/>
    </style:style>
    <style:style style:name="P1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7d641" style:font-size-asian="14pt" style:font-size-complex="14pt"/>
    </style:style>
    <style:style style:name="P1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1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15"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16"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c04d5" style:font-size-asian="14pt" style:font-size-complex="14pt"/>
    </style:style>
    <style:style style:name="P17" style:family="paragraph" style:parent-style-name="Text_20_body">
      <loext:graphic-properties draw:fill-gradient-name="gradient" draw:fill-hatch-name="hatch"/>
      <style:paragraph-properties fo:margin-top="0cm" fo:margin-bottom="0.75cm" style:contextual-spacing="false" fo:line-height="200%"/>
      <style:text-properties officeooo:paragraph-rsid="004c04d5"/>
    </style:style>
    <style:style style:name="P18"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9"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20" style:family="paragraph" style:parent-style-name="Text_20_body">
      <style:paragraph-properties fo:break-before="page"/>
      <style:text-properties officeooo:paragraph-rsid="004c04d5"/>
    </style:style>
    <style:style style:name="P21" style:family="paragraph" style:parent-style-name="Text_20_body" style:master-page-name="">
      <loext:graphic-properties draw:fill="none" draw:fill-hatch-name="hatch"/>
      <style:paragraph-properties fo:margin-left="2.667cm" fo:margin-right="0cm" fo:margin-top="0.101cm" fo:margin-bottom="0.499cm" style:contextual-spacing="false" fo:line-height="115%" fo:text-indent="-1.334cm" style:auto-text-indent="false" style:page-number="auto" fo:background-color="transparent"/>
      <style:text-properties fo:font-variant="normal" fo:text-transform="none" fo:color="#202124" loext:opacity="100%" style:font-name="Liberation Serif" fo:font-size="10.5pt" fo:letter-spacing="normal" fo:font-style="normal" fo:font-weight="bold" officeooo:paragraph-rsid="0042820b" style:font-weight-asian="bold" style:font-weight-complex="bold"/>
    </style:style>
    <style:style style:name="P22" style:family="paragraph" style:parent-style-name="Text_20_body">
      <loext:graphic-properties draw:fill-hatch-name="hatch"/>
      <style:paragraph-properties fo:margin-top="0.101cm" fo:margin-bottom="0.499cm" style:contextual-spacing="false" fo:line-height="115%" style:writing-mode="lr-tb"/>
      <style:text-properties officeooo:rsid="004ea6c0" officeooo:paragraph-rsid="004ea6c0"/>
    </style:style>
    <style:style style:name="P23" style:family="paragraph" style:parent-style-name="Text_20_body">
      <loext:graphic-properties draw:fill-hatch-name="hatch"/>
      <style:paragraph-properties fo:margin-top="0.101cm" fo:margin-bottom="0.499cm" style:contextual-spacing="false" fo:line-height="115%"/>
      <style:text-properties officeooo:paragraph-rsid="0042820b"/>
    </style:style>
    <style:style style:name="T1" style:family="text">
      <style:text-properties officeooo:rsid="004b167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officeooo:rsid="0025b437" style:font-weight-asian="bold" style:font-weight-complex="bold"/>
    </style:style>
    <style:style style:name="T5" style:family="text">
      <style:text-properties officeooo:rsid="0025b437"/>
    </style:style>
    <style:style style:name="T6" style:family="text">
      <style:text-properties officeooo:rsid="004c04d5"/>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4pt" fo:font-weight="bold" officeooo:rsid="0047d641" style:font-size-asian="14pt" style:font-weight-asian="bold" style:font-size-complex="14pt" style:font-weight-complex="bold"/>
    </style:style>
    <style:style style:name="T10" style:family="text">
      <style:text-properties fo:font-size="14pt" fo:font-weight="normal" officeooo:rsid="0047d641" style:font-size-asian="14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officeooo:rsid="004e6072"/>
    </style:style>
    <style:style style:name="T13" style:family="text">
      <style:text-properties fo:font-weight="bold" officeooo:rsid="004c04d5" style:font-weight-asian="bold" style:font-weight-complex="bold"/>
    </style:style>
    <style:style style:name="T14" style:family="text">
      <style:text-properties fo:font-weight="bold" officeooo:rsid="00522116" style:font-weight-asian="bold" style:font-weight-complex="bold"/>
    </style:style>
    <style:style style:name="T15" style:family="text">
      <style:text-properties fo:font-weight="normal" style:font-weight-asian="normal" style:font-weight-complex="normal"/>
    </style:style>
    <style:style style:name="T16" style:family="text">
      <style:text-properties fo:font-style="italic" fo:font-weight="normal" officeooo:rsid="003dea23" style:font-style-asian="italic" style:font-weight-asian="normal" style:font-style-complex="italic" style:font-weight-complex="normal"/>
    </style:style>
    <style:style style:name="T17" style:family="text">
      <style:text-properties fo:font-weight="bold" officeooo:rsid="002fe488" style:font-weight-asian="bold" style:font-weight-complex="bold"/>
    </style:style>
    <style:style style:name="T18" style:family="text">
      <style:text-properties fo:font-size="14pt" fo:font-style="italic" style:font-size-asian="14pt" style:font-style-asian="italic" style:font-size-complex="14pt" style:font-style-complex="italic"/>
    </style:style>
    <style:style style:name="T19" style:family="text">
      <style:text-properties fo:font-size="14pt" officeooo:rsid="0042820b" style:font-size-asian="14pt" style:font-size-complex="14pt"/>
    </style:style>
    <style:style style:name="T20" style:family="text">
      <style:text-properties fo:font-size="14pt" officeooo:rsid="004ea6c0" style:font-size-asian="14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Rev 4:11</text:span>) / <text:span text:style-name="Strong_20_Emphasis">Opening prayer</text:span> (John A)</text:p>
      <text:p text:style-name="Text_20_body"><text:span text:style-name="Strong_20_Emphasis">Praise</text:span>: <text:span text:style-name="Emphasis">All Hail the Power of Jesus’ Name</text:span></text:p>
      <text:p text:style-name="Text_20_body"><text:span text:style-name="Strong_20_Emphasis">Bible Reading</text:span>: Mark 7:14-23 (Seng T)</text:p>
      <text:p text:style-name="Text_20_body"><text:span text:style-name="Strong_20_Emphasis">Announcements</text:span> (JA)</text:p>
      <text:list text:style-name="L1">
        <text:list-item>
          <text:p text:style-name="P2"><text:span text:style-name="T2">Lunch</text:span> next Sunday (29th) to finish the year. <text:span text:style-name="T1">C</text:span>ontact Gaye to know how to help</text:p>
        </text:list-item>
        <text:list-item>
          <text:p text:style-name="P3">Christmas Day service commences 9:30am</text:p>
        </text:list-item>
        <text:list-item>
          <text:p text:style-name="P4"><text:span text:style-name="T2">WARNING</text:span>: water leak behind the hall – path is slippery and risky</text:p>
        </text:list-item>
      </text:list>
      <text:p text:style-name="Text_20_body"><text:span text:style-name="Strong_20_Emphasis">Children’s Video</text:span> - December 1 (Mook L)</text:p>
      <text:p text:style-name="Text_20_body"><text:span text:style-name="Strong_20_Emphasis">Praise</text:span>: <text:span text:style-name="T3">Midnight Clear (Love Song)</text:span></text:p>
      <text:p text:style-name="Text_20_body"><text:span text:style-name="Strong_20_Emphasis">Prayer for the church and the world</text:span>  (ML)</text:p>
      <text:p text:style-name="Text_20_body"><text:span text:style-name="Strong_20_Emphasis">Bible reading</text:span>: Ephesians 2:1-10 (Rachel D)</text:p>
      <text:p text:style-name="Text_20_body"><text:span text:style-name="Strong_20_Emphasis">Praise</text:span>: <text:span text:style-name="Emphasis">Holy Holy Holy</text:span></text:p>
      <text:p text:style-name="Text_20_body"><text:span text:style-name="Strong_20_Emphasis">Bible reading</text:span>: John 1:1-5, 14-18 (ML)</text:p>
      <text:p text:style-name="Text_20_body"><text:span text:style-name="Strong_20_Emphasis">Sermon</text:span>: “THE WORD: THE PERFECT SELF-EXPRESSION OF GOD” (ML)</text:p>
      <text:p text:style-name="Text_20_body"><text:span text:style-name="Strong_20_Emphasis">Praise</text:span>: <text:span text:style-name="Emphasis">Hark! The Herald Angels Sing</text:span></text:p>
      <text:p text:style-name="Text_20_body"><text:span text:style-name="Strong_20_Emphasis">Benediction</text:span> (ML)</text:p>
      <text:p text:style-name="Text_20_body"/>
      <text:p text:style-name="Text_20_body"><text:span text:style-name="Strong_20_Emphasis">Sermon Outline</text:span></text:p>
      <text:p text:style-name="Text_20_body">“THE WORD: THE PERFECT SELF-EXPRESSION OF GOD”   (John 1:1, 14)</text:p>
      <text:p text:style-name="Text_20_body">Introduction</text:p>
      <text:list text:style-name="L2">
        <text:list-item>
          <text:p text:style-name="P5">The Word in creation, revelation, and salvation</text:p>
        </text:list-item>
        <text:list-item>
          <text:p text:style-name="P5">The problem with our self-expression</text:p>
        </text:list-item>
        <text:list-item>
          <text:p text:style-name="P5">The Word’s love and peace</text:p>
        </text:list-item>
      </text:list>
      <text:p text:style-name="Text_20_body">Conclusion</text:p>
      <text:p text:style-name="P6"><text:span text:style-name="T4">Call to Worship</text:span><text:span text:style-name="T5"> </text:span><text:span text:style-name="T1">Rev 4:11</text:span><text:span text:style-name="T5"> Opening prayer (</text:span><text:span text:style-name="T6">John A</text:span><text:span text:style-name="T5">)</text:span></text:p>
      <text:p text:style-name="P7"><text:span text:style-name="T7">Praise: </text:span><text:span text:style-name="Emphasis"><text:span text:style-name="T8">All Hail the Power of Jesus’ Name</text:span></text:span></text:p>
      <text:p text:style-name="P7"><text:span text:style-name="T9">Bible Reading:</text:span><text:span text:style-name="T10"> Mark 7:14-23 (Seng T)</text:span></text:p>
      <text:p text:style-name="P8"><text:span text:style-name="T9">A</text:span><text:span text:style-name="T7">nnouncements</text:span><text:span text:style-name="T11"> (John A)</text:span></text:p>
      <text:list text:style-name="L3">
        <text:list-header>
          <text:p text:style-name="P9">• <text:span text:style-name="T2">Lunch</text:span> next Sunday (29th) to finish the year. Contact Gaye to help</text:p>
          <text:p text:style-name="P10"><text:s/><text:span text:style-name="T12">Christmas Day service begins 9:30m </text:span></text:p>
          <text:p text:style-name="P11">• <text:span text:style-name="T2">WARNING</text:span>: water leak behind the hall – path is slippery and risky</text:p>
        </text:list-header>
      </text:list>
      <text:p text:style-name="P12"><text:span text:style-name="T13">Carols &amp; </text:span><text:span text:style-name="T14">Children’s Video</text:span><text:span text:style-name="T2">:</text:span><text:span text:style-name="T15"> (Mook L)</text:span></text:p>
      <text:p text:style-name="P13"><text:span text:style-name="T2">Praise: </text:span><text:span text:style-name="T16">Midnight Clear (Love Song)</text:span></text:p>
      <text:p text:style-name="P14"><text:span text:style-name="T2">Prayer for the church and the world:</text:span> (<text:span text:style-name="T6">Mook</text:span>)</text:p>
      <text:p text:style-name="P14"><text:span text:style-name="T17">B</text:span><text:span text:style-name="T2">ible Reading:</text:span> Ephesians 2:1-10 (Rachel D)</text:p>
      <text:p text:style-name="P15"><text:span text:style-name="T2">Praise:</text:span> <text:span text:style-name="T3">Holy Holy Holy</text:span> (offering)</text:p>
      <text:p text:style-name="P16"><text:span text:style-name="Strong_20_Emphasis">Bible reading</text:span>: John 1:1-5, 14-18 (ML)</text:p>
      <text:p text:style-name="P17"><text:span text:style-name="T7">Sermon:</text:span><text:span text:style-name="T11"> </text:span>“THE WORD: THE PERFECT SELF-EXPRESSION OF GOD” (M<text:span text:style-name="T6">ook</text:span>)</text:p>
      <text:p text:style-name="P18"><text:span text:style-name="T7">Praise:</text:span><text:span text:style-name="T11"> </text:span><text:span text:style-name="T18">Hark! The Herald Angels Sing</text:span></text:p>
      <text:p text:style-name="P19"><text:span text:style-name="T2">Benediction</text:span> (<text:span text:style-name="T6">Mook</text:span>)</text:p>
      <text:p text:style-name="P20"><text:span text:style-name="Strong_20_Emphasis">Call to Worship</text:span> (<text:span text:style-name="T1">Rev 4:11</text:span>) / <text:span text:style-name="Strong_20_Emphasis">Opening prayer</text:span></text:p>
      <text:p text:style-name="P21"><text:span text:style-name="T19">Worthy are you, our Lord and God, to receive glory and honour and power, for you created all things, and by your will they existed and were created.</text:span></text:p>
      <text:p text:style-name="P22"><text:span text:style-name="T19">H</text:span><text:span text:style-name="T11">eavenly Father, we thank You that we have received Your grace and mercy, the greatest gift we could possibly imagine, in sending Jesus Your Only Son, to be born into this sin-riddled world, to live as we do yet without sin, and to die in our place so that we might be free of the guilt for our sin, that we might be released from the burden and escape the punishment we justly deserved.</text:span></text:p>
      <text:p text:style-name="P22"><text:span text:style-name="T11">We thank You that we are now able to come into Your Holy Presence without fear, to sing Your praises, and to honour Jesus our King.</text:span></text:p>
      <text:p text:style-name="P22"><text:span text:style-name="T11">We commit this time to You in all its aspects. May everything we do and say be worthy of Him Who saved us, </text:span></text:p>
      <text:p text:style-name="P22"><text:span text:style-name="T11">...in Jesus glorious Name we pray, Amen. </text:span></text:p>
      <text:p text:style-name="P23"><text:span text:style-name="T19">[</text:span><text:span text:style-name="T20">All Hail the Power of Jesus Name</text:span><text:span text:style-name="T1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9b5b1"/>
    </style:style>
    <style:style style:name="MT2" style:family="text">
      <style:text-properties officeooo:rsid="00495328"/>
    </style:style>
    <style:style style:name="MT3" style:family="text">
      <style:text-properties officeooo:rsid="0048c86c"/>
    </style:style>
    <style:style style:name="MT4" style:family="text">
      <style:text-properties officeooo:rsid="0046b883"/>
    </style:style>
    <style:style style:name="MT5"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2nd</text:span> <text:span text:style-name="MT2">Dec</text:span><text:span text:style-name="MT3">em</text:span><text:span text:style-name="MT4">ber</text:span> 202<text:span text:style-name="MT5">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2-21T21:45:30.502336959</dc:date>
    <meta:editing-duration>PT5H57M38S</meta:editing-duration>
    <meta:editing-cycles>48</meta:editing-cycles>
    <meta:generator>LibreOffice/24.8.3.2$Linux_X86_64 LibreOffice_project/e14c9fdd1f585efcbb2c5363087a99d20928d522</meta:generator>
    <meta:print-date>2024-12-21T21:39:50.784071615</meta:print-date>
    <meta:printed-by>PDF files</meta:printed-by>
    <meta:document-statistic meta:table-count="0" meta:image-count="0" meta:object-count="0" meta:page-count="3" meta:paragraph-count="47" meta:word-count="438" meta:character-count="2451" meta:non-whitespace-character-count="2060"/>
  </office:meta>
</office:document-meta>
</file>